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08E54E0CB39821A04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06cm" svg:height="5.007cm" svg:x="6.854cm" svg:y="12.55cm">
          <draw:image xlink:href="Pictures/10000000000000E30000008E54E0CB39821A04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5:17:13.950202007</meta:creation-date>
    <dc:date>2018-12-12T14:04:53.997742512</dc:date>
    <meta:editing-duration>PT1M12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